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02cm" draw:fill-color="#0096d4"/>
    </style:style>
    <style:style style:name="gr2" style:family="graphic" style:parent-style-name="standard">
      <style:graphic-properties svg:stroke-width="0.001cm" svg:stroke-color="#aae6ff" draw:fill="none" draw:fill-color="#ffffff" fo:padding-top="-0.049cm" fo:padding-bottom="-0.049cm" fo:padding-left="-0.049cm" fo:padding-right="-0.049cm"/>
    </style:style>
    <style:style style:name="gr3" style:family="graphic" style:parent-style-name="standard">
      <style:graphic-properties draw:stroke="none" svg:stroke-width="0.001cm" draw:fill-color="#005a80"/>
    </style:style>
    <style:style style:name="gr4" style:family="graphic" style:parent-style-name="standard">
      <style:graphic-properties draw:stroke="none" svg:stroke-width="0.001cm" draw:fill-color="#00b4ff"/>
    </style:style>
    <style:style style:name="gr5" style:family="graphic" style:parent-style-name="standard">
      <style:graphic-properties draw:stroke="none" svg:stroke-width="0.001cm" draw:fill-color="#000000"/>
    </style:style>
    <style:style style:name="gr6" style:family="graphic" style:parent-style-name="standard">
      <style:graphic-properties draw:stroke="none" svg:stroke-width="0.001cm" draw:fill-color="#ffffff"/>
    </style:style>
  </office:automatic-styles>
  <office:body>
    <office:drawing>
      <draw:page draw:name="page1" draw:style-name="dp1" draw:master-page-name="Default">
        <draw:g>
          <draw:glue-point draw:id="4" svg:x="-4.057cm" svg:y="-5cm"/>
          <draw:glue-point draw:id="5" svg:x="5cm" svg:y="-5cm"/>
          <draw:glue-point draw:id="6" svg:x="0.472cm" svg:y="-5cm"/>
          <draw:glue-point draw:id="7" svg:x="-5cm" svg:y="5cm"/>
          <draw:glue-point draw:id="8" svg:x="4.015cm" svg:y="5cm"/>
          <draw:glue-point draw:id="9" svg:x="-0.493cm" svg:y="5cm"/>
          <draw:glue-point draw:id="10" svg:x="-5cm" svg:y="-3.529cm"/>
          <draw:glue-point draw:id="11" svg:x="-5cm" svg:y="0.736cm"/>
          <draw:glue-point draw:id="12" svg:x="5cm" svg:y="3.603cm"/>
          <draw:glue-point draw:id="13" svg:x="5cm" svg:y="-0.698cm"/>
          <draw:glue-point draw:id="14" svg:x="-0.006cm" svg:y="0.011cm"/>
          <draw:polygon draw:style-name="gr1" draw:layer="layout" svg:width="2.785cm" svg:height="1.699cm" svg:x="0cm" svg:y="0.301cm" svg:viewBox="0 0 2786 1700" draw:points="2786,1700 0,1700 0,0 2786,0">
            <text:p/>
          </draw:polygon>
          <draw:path draw:style-name="gr2" draw:layer="layout" svg:width="2.779cm" svg:height="1.699cm" svg:x="0.006cm" svg:y="0.301cm" svg:viewBox="0 0 2780 1700" svg:d="m2780 1700h-2780zm0-1700h2780v1700zm0 0z">
            <text:p/>
          </draw:path>
          <draw:polygon draw:style-name="gr3" draw:layer="layout" svg:width="0.304cm" svg:height="2cm" svg:x="2.785cm" svg:y="0cm" svg:viewBox="0 0 305 2001" draw:points="0,2001 305,1721 305,0 0,300">
            <text:p/>
          </draw:polygon>
          <draw:path draw:style-name="gr2" draw:layer="layout" svg:width="0.304cm" svg:height="1.988cm" svg:x="2.785cm" svg:y="0.012cm" svg:viewBox="0 0 305 1989" svg:d="m0 1989 305-280v-1709zm-13 0-292 288v1701zm0 0z">
            <text:p/>
          </draw:path>
          <draw:polygon draw:style-name="gr4" draw:layer="layout" svg:width="3.089cm" svg:height="0.301cm" svg:x="0cm" svg:y="0cm" svg:viewBox="0 0 3090 302" draw:points="2785,302 3090,0 304,0 0,302">
            <text:p/>
          </draw:polygon>
          <draw:path draw:style-name="gr2" draw:layer="layout" svg:width="3.07cm" svg:height="0.288cm" svg:x="0.006cm" svg:y="0.012cm" svg:viewBox="0 0 3071 289" svg:d="m2779 289 292-289zm-2786 0-285 282zm0 7h2779zm0 0z">
            <text:p/>
          </draw:path>
          <draw:polygon draw:style-name="gr5" draw:layer="layout" svg:width="1.044cm" svg:height="0.301cm" svg:x="0.261cm" svg:y="1.011cm" svg:viewBox="0 0 1045 302" draw:points="0,86 0,215 891,215 891,302 1045,151 891,0 891,86">
            <text:p/>
          </draw:polygon>
          <draw:polygon draw:style-name="gr5" draw:layer="layout" svg:width="1.067cm" svg:height="0.301cm" svg:x="1.479cm" svg:y="1.011cm" svg:viewBox="0 0 1068 302" draw:points="0,86 0,215 915,215 915,302 1068,151 915,0 915,86">
            <text:p/>
          </draw:polygon>
          <draw:polygon draw:style-name="gr5" draw:layer="layout" svg:width="0.979cm" svg:height="0.581cm" svg:x="1.414cm" svg:y="0.43cm" svg:viewBox="0 0 980 582" draw:points="0,452 64,582 892,193 914,280 980,86 784,0 827,86">
            <text:p/>
          </draw:polygon>
          <draw:polygon draw:style-name="gr5" draw:layer="layout" svg:width="0.979cm" svg:height="0.58cm" svg:x="1.414cm" svg:y="1.291cm" svg:viewBox="0 0 980 581" draw:points="0,128 64,0 892,386 914,300 980,494 784,581 827,494">
            <text:p/>
          </draw:polygon>
          <draw:polygon draw:style-name="gr6" draw:layer="layout" svg:width="1.044cm" svg:height="0.302cm" svg:x="0.282cm" svg:y="1.032cm" svg:viewBox="0 0 1045 303" draw:points="0,86 0,216 892,216 892,303 1045,150 892,0 892,86">
            <text:p/>
          </draw:polygon>
          <draw:polygon draw:style-name="gr6" draw:layer="layout" svg:width="1.066cm" svg:height="0.302cm" svg:x="1.501cm" svg:y="1.032cm" svg:viewBox="0 0 1067 303" draw:points="0,86 0,216 915,216 915,303 1067,150 915,0 915,86">
            <text:p/>
          </draw:polygon>
          <draw:polygon draw:style-name="gr6" draw:layer="layout" svg:width="0.98cm" svg:height="0.581cm" svg:x="1.435cm" svg:y="0.452cm" svg:viewBox="0 0 981 582" draw:points="0,452 65,582 893,193 916,280 981,86 784,0 828,86">
            <text:p/>
          </draw:polygon>
          <draw:polygon draw:style-name="gr6" draw:layer="layout" svg:width="0.98cm" svg:height="0.581cm" svg:x="1.435cm" svg:y="1.312cm" svg:viewBox="0 0 981 582" draw:points="0,129 65,0 893,387 916,302 981,495 784,582 828,495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LocalDirector</dc:title>
    <meta:creation-date>2011-02-07T16:37:44</meta:creation-date>
    <meta:editing-duration>P0D</meta:editing-duration>
    <meta:editing-cycles>1</meta:editing-cycles>
    <meta:document-statistic meta:object-count="15"/>
    <meta:generator>OpenOffice.org/3.3$Linux OpenOffice.org_project/330m20$Build-9567</meta:generator>
  </office:meta>
</office:document-meta>
</file>